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ZACARIAS MARTEL, JUDITH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26876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0257004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ZACARIAS MARTEL, JUDITH ROSAR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26876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7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1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35314571</text:p>
          </table:table-cell>
          <table:table-cell table:style-name="Tabla2.D3" office:value-type="string">
            <text:p text:style-name="P17">8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23:32:3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